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#d [mm]</text:p>
          </table:table-cell>
          <table:table-cell office:value-type="string">
            <text:p>U1 [V]</text:p>
          </table:table-cell>
          <table:table-cell office:value-type="string">
            <text:p>U2 [V]</text:p>
          </table:table-cell>
          <table:table-cell office:value-type="string">
            <text:p>dd [mm]</text:p>
          </table:table-cell>
          <table:table-cell office:value-type="string">
            <text:p>dU [V]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8">
            <text:p>0.38</text:p>
          </table:table-cell>
          <table:table-cell office:value-type="float" office:value="0.005">
            <text:p>0.00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375">
            <text:p>0.375</text:p>
          </table:table-cell>
          <table:table-cell office:value-type="float" office:value="0.005">
            <text:p>0.00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7">
            <text:p>0.37</text:p>
          </table:table-cell>
          <table:table-cell office:value-type="float" office:value="0.005">
            <text:p>0.00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38">
            <text:p>0.38</text:p>
          </table:table-cell>
          <table:table-cell office:value-type="float" office:value="0.035">
            <text:p>0.03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32">
            <text:p>0.32</text:p>
          </table:table-cell>
          <table:table-cell office:value-type="float" office:value="0.17">
            <text:p>0.17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8">
            <text:p>0.38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1:19:40</meta:creation-date>
    <dc:date>2014-05-08T21:22:36</dc:date>
    <meta:editing-duration>P0D</meta:editing-duration>
    <meta:editing-cycles>1</meta:editing-cycles>
    <meta:document-statistic meta:table-count="3" meta:cell-count="50" meta:object-count="0"/>
    <meta:generator>LibreOffice/3.5$Linux_X86_64 LibreOffice_project/350m1$Build-2</meta:generator>
  </office:meta>
</office:document-meta>
</file>